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2" svg:font-family="FreeSans" style:font-family-generic="swiss"/>
    <style:font-face style:name="Arial" svg:font-family="Arial" style:font-family-generic="roman" style:font-pitch="variable"/>
    <style:font-face style:name="Berlin Sans FB" svg:font-family="'Berlin Sans FB'"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cc9a8" officeooo:paragraph-rsid="00138f54" style:font-size-asian="15pt" style:font-weight-asian="bold" style:font-size-complex="15pt" style:font-weight-complex="bold"/>
    </style:style>
    <style:style style:name="P2" style:family="paragraph" style:parent-style-name="Standard">
      <style:paragraph-properties fo:text-align="start" style:justify-single-word="false"/>
      <style:text-properties officeooo:paragraph-rsid="00138f54"/>
    </style:style>
    <style:style style:name="P3" style:family="paragraph" style:parent-style-name="Standard">
      <style:paragraph-properties fo:text-align="start" style:justify-single-word="false"/>
      <style:text-properties officeooo:paragraph-rsid="001486e5"/>
    </style:style>
    <style:style style:name="P4" style:family="paragraph" style:parent-style-name="Standard">
      <style:paragraph-properties fo:text-align="start" style:justify-single-word="false"/>
      <style:text-properties officeooo:paragraph-rsid="00159ae2"/>
    </style:style>
    <style:style style:name="P5" style:family="paragraph" style:parent-style-name="Standard">
      <style:paragraph-properties fo:text-align="start" style:justify-single-word="false"/>
      <style:text-properties officeooo:paragraph-rsid="0016149e"/>
    </style:style>
    <style:style style:name="P6" style:family="paragraph" style:parent-style-name="Standard">
      <style:paragraph-properties fo:text-align="start" style:justify-single-word="false"/>
      <style:text-properties officeooo:paragraph-rsid="00174def"/>
    </style:style>
    <style:style style:name="P7" style:family="paragraph" style:parent-style-name="Standard">
      <style:paragraph-properties fo:text-align="start" style:justify-single-word="false"/>
      <style:text-properties officeooo:paragraph-rsid="00189840"/>
    </style:style>
    <style:style style:name="P8" style:family="paragraph" style:parent-style-name="Standard">
      <style:paragraph-properties fo:text-align="start" style:justify-single-word="false"/>
      <style:text-properties officeooo:paragraph-rsid="0018e518"/>
    </style:style>
    <style:style style:name="P9" style:family="paragraph" style:parent-style-name="Standard">
      <style:paragraph-properties fo:text-align="start" style:justify-single-word="false"/>
      <style:text-properties officeooo:paragraph-rsid="00198749"/>
    </style:style>
    <style:style style:name="P10" style:family="paragraph" style:parent-style-name="Standard">
      <style:paragraph-properties fo:text-align="start" style:justify-single-word="false"/>
      <style:text-properties officeooo:rsid="0016149e" officeooo:paragraph-rsid="0016149e"/>
    </style:style>
    <style:style style:name="T1" style:family="text">
      <style:text-properties officeooo:rsid="00119d7a"/>
    </style:style>
    <style:style style:name="T2" style:family="text">
      <style:text-properties officeooo:rsid="0011c20c"/>
    </style:style>
    <style:style style:name="T3" style:family="text">
      <style:text-properties fo:font-size="15pt" fo:font-weight="bold" style:font-size-asian="15pt" style:font-weight-asian="bold" style:font-size-complex="15pt" style:font-weight-complex="bold"/>
    </style:style>
    <style:style style:name="T4" style:family="text">
      <style:text-properties fo:font-size="15pt" fo:font-weight="bold" officeooo:rsid="000cc9a8" style:font-size-asian="15pt" style:font-weight-asian="bold" style:font-size-complex="15pt" style:font-weight-complex="bold"/>
    </style:style>
    <style:style style:name="T5" style:family="text">
      <style:text-properties fo:font-size="15pt" fo:font-weight="bold" officeooo:rsid="00138f54" style:font-size-asian="15pt" style:font-weight-asian="bold" style:font-size-complex="15pt" style:font-weight-complex="bold"/>
    </style:style>
    <style:style style:name="T6" style:family="text">
      <style:text-properties fo:font-size="15pt" fo:font-weight="bold" officeooo:rsid="001486e5" style:font-size-asian="15pt" style:font-weight-asian="bold" style:font-size-complex="15pt" style:font-weight-complex="bold"/>
    </style:style>
    <style:style style:name="T7" style:family="text">
      <style:text-properties fo:font-size="15pt" fo:font-weight="bold" officeooo:rsid="0016149e" style:font-size-asian="15pt" style:font-weight-asian="bold" style:font-size-complex="15pt" style:font-weight-complex="bold"/>
    </style:style>
    <style:style style:name="T8" style:family="text">
      <style:text-properties fo:font-size="15pt" fo:font-weight="bold" officeooo:rsid="00174def" style:font-size-asian="15pt" style:font-weight-asian="bold" style:font-size-complex="15pt" style:font-weight-complex="bold"/>
    </style:style>
    <style:style style:name="T9" style:family="text">
      <style:text-properties fo:font-size="15pt" fo:font-weight="bold" officeooo:rsid="00189840" style:font-size-asian="15pt" style:font-weight-asian="bold" style:font-size-complex="15pt" style:font-weight-complex="bold"/>
    </style:style>
    <style:style style:name="T10" style:family="text">
      <style:text-properties fo:font-size="15pt" fo:font-weight="bold" officeooo:rsid="0018e518" style:font-size-asian="15pt" style:font-weight-asian="bold" style:font-size-complex="15pt" style:font-weight-complex="bold"/>
    </style:style>
    <style:style style:name="T11" style:family="text">
      <style:text-properties fo:font-size="15pt" fo:font-weight="bold" officeooo:rsid="00196a1f" style:font-size-asian="15pt" style:font-weight-asian="bold" style:font-size-complex="15pt" style:font-weight-complex="bold"/>
    </style:style>
    <style:style style:name="T12" style:family="text">
      <style:text-properties fo:font-size="15pt" fo:font-weight="bold" officeooo:rsid="00198749" style:font-size-asian="15pt" style:font-weight-asian="bold" style:font-size-complex="15pt" style:font-weight-complex="bold"/>
    </style:style>
    <style:style style:name="T13" style:family="text">
      <style:text-properties fo:font-size="15pt" fo:language="en" fo:country="US" fo:font-weight="bold" officeooo:rsid="00138f54" style:font-size-asian="15pt" style:font-weight-asian="bold" style:font-size-complex="15pt" style:font-weight-complex="bold"/>
    </style:style>
    <style:style style:name="T14" style:family="text">
      <style:text-properties fo:font-size="15pt" fo:language="en" fo:country="US" fo:font-weight="bold" officeooo:rsid="001486e5" style:font-size-asian="15pt" style:font-weight-asian="bold" style:font-size-complex="15pt" style:font-weight-complex="bold"/>
    </style:style>
    <style:style style:name="T15" style:family="text">
      <style:text-properties fo:font-size="15pt" fo:language="en" fo:country="US" fo:font-weight="bold" officeooo:rsid="00159ae2" style:font-size-asian="15pt" style:font-weight-asian="bold" style:font-size-complex="15pt" style:font-weight-complex="bold"/>
    </style:style>
    <style:style style:name="T16" style:family="text">
      <style:text-properties fo:font-size="15pt" officeooo:rsid="000cc9a8" style:font-size-asian="15pt" style:font-size-complex="15pt"/>
    </style:style>
    <style:style style:name="T17" style:family="text">
      <style:text-properties fo:language="en" fo:country="US"/>
    </style:style>
    <style:style style:name="T18" style:family="text">
      <style:text-properties fo:language="en" fo:country="US" officeooo:rsid="00138f5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Daily Quran</text:span><text:line-break/><text:line-break/><text:span text:style-name="T2">The idea of application</text:span> <text:line-break/>موقع القرآن يومياً... فكرة غايه في البساطه تجعل القران صديقك لك يوميا. ورد قراني يومي لسماع جزء من القران مقسم الى (8) ارباع بصوت اكثر من شيخ الفكرة بسيطه ..جدا ... عشان تسمع قرآن يومياً ااذا كان تاريخ اليوم مثلا 18 ذن ورد اليوم هو الجزء 18 #يوميا_اسمع_وردك #موقع_القران_يوميا ツ ツ ツ ツ ツ ツ موقع القرآن يومياً ツ ツ ツ ツ ツ ツ <text:a xlink:type="simple" xlink:href="https://l.facebook.com/l.php?u=http%3A%2F%2Fwww.DailyQuran.in%2F&amp;h=ATO405-C7YSuOB9IdGsKjsaF7kTyRtBfYGL9sAC1FZbZykUe9oGeOg1U2PNboNb1KftPTmHaBdXESGLNaB-JlELr2qDJ23qk8eIGjGfEl_ijbA" office:target-frame-name="_blank" xlink:show="new" text:style-name="Internet_20_link" text:visited-style-name="Visited_20_Internet_20_Link">www.DailyQuran.in</text:a>f #اسمع_وردك هيا بنا نسمع ورد اليوم ... مقسم الى 8 ارباع </text:p>
      <text:p text:style-name="P1"/>
      <text:p text:style-name="P1"/>
      <text:p text:style-name="P2"><text:span text:style-name="T5">daily Quran website … </text:span><text:bookmark text:name="result_box"/><text:span text:style-name="T17">The idea is simple , </text:span><text:span text:style-name="T18">its makes Quran friend with you daily </text:span></text:p>
      <text:p text:style-name="P2"><text:span text:style-name="T13">a daily werd of quran to listen to part of quran which is divided to 8 quarters with more than sheikhs </text:span></text:p>
      <text:p text:style-name="P3"><text:span text:style-name="T13">for example if </text:span><text:span text:style-name="T14">today's date is 18 then today werd <text:s/>is part 18 and so on</text:span></text:p>
      <text:p text:style-name="P3"><text:span text:style-name="T4"><text:line-break/><text:line-break/>`<text:line-break/><text:line-break/>نقاط القوة <text:line-break/>يمكن ان تستمع الى جزء من القرأن الكريم حسب تاريخ اليوم (هجريا اة ميلاديا ) بصةت مجموعة من الشيوخ عشوائيا <text:line-break/>الموقع مجانى بحيث يسمح للجميع باستخدامه<text:line-break/>يوفر لك الموقع وسائل مرئية بحيث تستطيع ان تستمع و تقرأ فى أن واحد<text:line-break/>يوفر الموقع قراءة تفسر جزء اليوم </text:span></text:p>
      <text:p text:style-name="P3"><text:span text:style-name="T4"/></text:p>
      <text:p text:style-name="P3"><text:span text:style-name="T4"/></text:p>
      <text:p text:style-name="P3"><text:span text:style-name="T6">STRENGTHS</text:span></text:p>
      <text:p text:style-name="P3"><text:span text:style-name="T6">you can listen to daily quran part </text:span><text:bookmark text:name="result_box1"/><text:span text:style-name="T14">According to today's date ( gregorian date or <text:s/>hijri date <text:s/>) <text:s/>with </text:span><text:span text:style-name="T13">more than sheikhs </text:span><text:span text:style-name="T14">in an random order </text:span></text:p>
      <text:p text:style-name="P3"><text:span text:style-name="T14"/></text:p>
      <text:p text:style-name="P3"><text:span text:style-name="T14">you can listen to quran and read it in the same time </text:span></text:p>
      <text:p text:style-name="P3"><text:span text:style-name="T14"/></text:p>
      <text:p text:style-name="P5"><text:span text:style-name="T14">you can read </text:span><text:span text:style-name="T15">the tafsir of the part </text:span><text:span text:style-name="T4"><text:line-break/><text:line-break/>نقاط الضعف <text:line-break/>يحتاج الموقع فى الاساس ان يكون متصلا بالانترنت <text:line-break/><text:line-break/></text:span><text:span text:style-name="T7">STRENGTHS</text:span></text:p>
      <text:p text:style-name="P5"><text:span text:style-name="T7"/></text:p>
      <text:p text:style-name="P10"><text:span text:style-name="T3">the application needs to be connected with the internet and doesn’t work offline</text:span></text:p>
      <text:p text:style-name="P10"><text:soft-page-break/><text:span text:style-name="T3">the website is fully dependent on youtube channel which means if youtube is done the website doesn’t work <text:s/></text:span></text:p>
      <text:p text:style-name="P4"><text:span text:style-name="T4"/></text:p>
      <text:p text:style-name="P7"><text:span text:style-name="T4"><text:line-break/><text:line-break/>opportunities</text:span></text:p>
      <text:p text:style-name="P7"><text:span text:style-name="T4"/></text:p>
      <text:p text:style-name="P8"><text:span text:style-name="T10">There are alot of peoples who </text:span><text:span text:style-name="T9"><text:s/></text:span><text:span text:style-name="T10">needs to daily <text:s/>listen to part of quran without feeling bored</text:span></text:p>
      <text:p text:style-name="P8"><text:span text:style-name="T4"><text:line-break/><text:line-break/>الاستماع اللى القران دون ملل بسب تعدد الشيوخ المقراة<text:line-break/><text:line-break/>environmental Threat<text:line-break/><text:line-break/>يعتمد على اليويتوب كموقع ثانوى بحيث اذا حدتث اى مشكلة فى فبالتالى لن يعمل هذا الموقع</text:span></text:p>
      <text:p text:style-name="P6"><text:span text:style-name="Strong"><text:span text:style-name="T16">Local competition –</text:span></text:span><text:span text:style-name="T4"> </text:span><text:span text:style-name="T8">there are a lot of tv Channels , websites <text:s/>and mobile applications for the daily listening to quran </text:span><text:span text:style-name="T9">who take bites from the market share </text:span></text:p>
      <text:p text:style-name="P6"><text:span text:style-name="T4"/></text:p>
      <text:p text:style-name="P8"><text:span text:style-name="T4"><text:s/></text:span><text:span text:style-name="T9">fully Dependent : the website is fully Dependent on another application <text:s/></text:span><text:span text:style-name="T4"><text:line-break/><text:line-break/><text:line-break/>يكون الاعتماء الاساسى لمصادر الدخل عن طريق الاعلانات مسبقة الدفع (رحلات عمرة – حج – و خلافه )<text:line-break/><text:line-break/><text:line-break/>mision<text:line-break/>كسر حاجز الملل والروتين عند سماع القران والتركيز عند سماعه</text:span></text:p>
      <text:p text:style-name="P8"><text:span text:style-name="T4"/></text:p>
      <text:p text:style-name="P9"><text:span text:style-name="T11">break the barriers <text:s/>of </text:span><text:span text:style-name="T4"><text:s/></text:span><text:span text:style-name="T12">boring and rotiene <text:s/>while listening to the holly quran and focus on it</text:span></text:p>
      <text:p text:style-name="P9"><text:span text:style-name="T4"><text:line-break/>vision</text:span></text:p>
      <text:p text:style-name="P9"><text:span text:style-name="T12">the biggest website for listening and reading quran <text:s/>and reading its tafsirs</text:span><text:span text:style-name="T4"><text:line-break/>اكبر موقع لسماع القران اليومى و قراءى تفاسيره </text:span></text:p>
      <text:p text:style-name="P9"><text:span text:style-name="T4"><text:line-break/>COMPETITIVE ANALYSIS<text:line-break/>يوجد الكتير من المواقع والتطبيقات اللى تسمع للمستخدم لسماع القران يوميا ولكن الموقع القران اليومى يتميز تنوع الشيوخ و توفير قراءة التفاسير <text:line-break/></text:span><text:soft-page-break/><text:span text:style-name="T4"><text:line-break/>يمكن للسمتخدم ان يستمع الى جزء معين بصوت شيخ معين حسب رغبته فى اى وقت<text:line-break/>يمكن للمتسخدم ان يرسل استفساره بخصوص اية معينة او بجزء معين <text:line-break/>ارسال اشعارات للمستخدم عبر البريد الالكترونى بجزء البوم <text:line-break/><text:line-break/>MARKETING MIX<text:line-break/>1-PRODUCT<text:line-break/>(usablity [easy to use the application])<text:line-break/><text:line-break/>2-PRICE<text:line-break/>advertising <text:line-break/>sponser to the application<text:line-break/><text:line-break/>3-PROMOTION<text:line-break/>social media plays a fatal role in advertising for software applications.<text:line-break/>1 : facebook page<text:line-break/>2 : twitter account<text:line-break/>3 : youtube channel<text:line-break/>4: instagram<text:line-break/><text:line-break/><text:line-break/>4-PLACE<text:line-break/>the application targets the residents of middle East <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FreeSans2" svg:font-family="FreeSans" style:font-family-generic="swiss"/>
    <style:font-face style:name="Arial" svg:font-family="Arial" style:font-family-generic="roman" style:font-pitch="variable"/>
    <style:font-face style:name="Berlin Sans FB" svg:font-family="'Berlin Sans FB'"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6T23:33:52.812496523</meta:creation-date>
    <meta:editing-duration>PT51M8S</meta:editing-duration>
    <meta:editing-cycles>8</meta:editing-cycles>
    <meta:generator>LibreOffice/5.1.6.2$Linux_X86_64 LibreOffice_project/10m0$Build-2</meta:generator>
    <dc:date>2018-03-18T06:51:49.121822049</dc:date>
    <meta:document-statistic meta:table-count="0" meta:image-count="0" meta:object-count="0" meta:page-count="3" meta:paragraph-count="20" meta:word-count="529" meta:character-count="3019" meta:non-whitespace-character-count="2446"/>
  </office:meta>
</office:document-meta>
</file>